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ScriptSourceTests.gettingScriptViaToStringDoesNotToggle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ScriptSourceTests.createWithEmpty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criptSourceTests.isModifiedIsTru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criptSourceTests.isModifiedToggledWhenDifferentScript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criptSourceTests.isModifiedNotToggledWhenSameScript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criptSourceTests.createWithNull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criptSourceTests.createWithWhitespaceOnly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criptSourceTests.gettingScriptToggles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